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1フロップデザイン" svg:font-family="01フロップデザイン" style:font-family-generic="moder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205cm" style:rel-column-width="4644*"/>
    </style:style>
    <style:style style:name="表1.B" style:family="table-column">
      <style:table-column-properties style:column-width="0.917cm" style:rel-column-width="3535*"/>
    </style:style>
    <style:style style:name="表1.C" style:family="table-column">
      <style:table-column-properties style:column-width="2.125cm" style:rel-column-width="8193*"/>
    </style:style>
    <style:style style:name="表1.E" style:family="table-column">
      <style:table-column-properties style:column-width="1.062cm" style:rel-column-width="4093*"/>
    </style:style>
    <style:style style:name="表1.F" style:family="table-column">
      <style:table-column-properties style:column-width="1.064cm" style:rel-column-width="4100*"/>
    </style:style>
    <style:style style:name="表1.G" style:family="table-column">
      <style:table-column-properties style:column-width="1.907cm" style:rel-column-width="7350*"/>
    </style:style>
    <style:style style:name="表1.H" style:family="table-column">
      <style:table-column-properties style:column-width="0.217cm" style:rel-column-width="836*"/>
    </style:style>
    <style:style style:name="表1.I" style:family="table-column">
      <style:table-column-properties style:column-width="1.577cm" style:rel-column-width="6078*"/>
    </style:style>
    <style:style style:name="表1.J" style:family="table-column">
      <style:table-column-properties style:column-width="0.205cm" style:rel-column-width="788*"/>
    </style:style>
    <style:style style:name="表1.K" style:family="table-column">
      <style:table-column-properties style:column-width="0.344cm" style:rel-column-width="1325*"/>
    </style:style>
    <style:style style:name="表1.N" style:family="table-column">
      <style:table-column-properties style:column-width="2.129cm" style:rel-column-width="8207*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0.931cm"/>
    </style:style>
    <style:style style:name="表1.I4" style:family="table-cell">
      <style:table-cell-properties fo:padding="0.097cm" fo:border-left="none" fo:border-right="none" fo:border-top="none" fo:border-bottom="0.05pt solid #000000"/>
    </style:style>
    <style:style style:name="表1.6" style:family="table-row">
      <style:table-row-properties style:min-row-height="0.725cm"/>
    </style:style>
    <style:style style:name="表1.A12" style:family="table-cell">
      <style:table-cell-properties fo:padding="0.097cm" fo:border-left="0.05pt solid #000000" fo:border-right="none" fo:border-top="0.05pt solid #000000" fo:border-bottom="0.05pt solid #000000"/>
    </style:style>
    <style:style style:name="表1.M12" style:family="table-cell">
      <style:table-cell-properties fo:padding="0.097cm" fo:border="0.05pt solid #000000"/>
    </style:style>
    <style:style style:name="表1.A1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15" style:family="table-cell">
      <style:table-cell-properties fo:padding="0.097cm" fo:border-left="0.05pt solid #000000" fo:border-right="none" fo:border-top="none" fo:border-bottom="0.05pt solid #000000"/>
    </style:style>
    <style:style style:name="表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A19" style:family="table-cell">
      <style:table-cell-properties fo:padding="0.097cm" fo:border-left="none" fo:border-right="none" fo:border-top="0.05pt solid #000000" fo:border-bottom="none"/>
    </style:style>
    <style:style style:name="表1.C19" style:family="table-cell">
      <style:table-cell-properties fo:padding="0.097cm" fo:border-left="none" fo:border-right="none" fo:border-top="0.05pt solid #000000" fo:border-bottom="none"/>
    </style:style>
    <style:style style:name="表1.D19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表1.F19" style:family="table-cell">
      <style:table-cell-properties fo:padding="0.097cm" fo:border-left="1pt solid #000000" fo:border-right="none" fo:border-top="1pt solid #000000" fo:border-bottom="1pt solid #000000"/>
    </style:style>
    <style:style style:name="表1.I19" style:family="table-cell">
      <style:table-cell-properties fo:padding="0.097cm" fo:border-left="1pt solid #000000" fo:border-right="none" fo:border-top="1pt solid #000000" fo:border-bottom="1pt solid #000000"/>
    </style:style>
    <style:style style:name="表1.L19" style:family="table-cell">
      <style:table-cell-properties fo:padding="0.097cm" fo:border="1pt solid #000000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Table_20_Contents">
      <style:text-properties officeooo:paragraph-rsid="001b8953"/>
    </style:style>
    <style:style style:name="P5" style:family="paragraph" style:parent-style-name="Table_20_Contents">
      <style:text-properties officeooo:paragraph-rsid="001d6df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paragraph-rsid="00200a86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6pt" style:font-size-asian="16pt" style:font-size-complex="16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36416"/>
    </style:style>
    <style:style style:name="T4" style:family="text">
      <style:text-properties style:font-name="Andalus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89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E"/>
        <table:table-column table:style-name="表1.F"/>
        <table:table-column table:style-name="表1.N"/>
        <table:table-row>
          <table:table-cell table:style-name="表1.A1" table:number-rows-spanned="2" table:number-columns-spanned="4" office:value-type="string">
            <text:p text:style-name="P1">請　求　書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2"><text:text-input text:description="&lt;o.number&gt;">o.number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2"><text:text-input text:description="&lt;o.date_invoice&gt;">o.date_invoice</text:text-input></text:p>
          </table:table-cell>
          <table:covered-table-cell/>
          <table:covered-table-cell/>
        </table:table-row>
        <table:table-row table:style-name="表1.3">
          <table:table-cell table:style-name="表1.A1" table:number-columns-spanned="8" office:value-type="string">
            <text:p text:style-name="P11"><text:text-input text:description="&lt;choose&gt;">&lt;choose&gt;</text:text-input></text:p>
            <text:p text:style-name="P11"><text:text-input text:description="&lt;when test=&quot;o.partner_id.direct_transaction != True&quot;&gt;">&lt;when test="o.partner_id.direct_transaction != True"&gt;</text:text-input></text:p>
            <text:p text:style-name="P10">　<text:span text:style-name="T1"><text:text-input text:description="&lt;o.partner_id.name&gt;">o.partner_id.name</text:text-input></text:span><text:span text:style-name="T1">　</text:span><text:span text:style-name="T2">御中</text:span></text:p>
            <text:p text:style-name="P11"><text:span text:style-name="T2"><text:text-input text:description="&lt;/when&gt;">&lt;/when&gt;</text:text-input></text:span></text:p>
            <text:p text:style-name="P11"><text:text-input text:description="&lt;when test=&quot;o.partner_id.direct_transaction != True&quot;&gt;"/><text:text-input text:description="&lt;when test=&quot;o.partner_id.direct_transaction == True&quot;&gt;">&lt;when test="o.partner_id.direct_transaction == True"&gt;</text:text-input></text:p>
            <text:p text:style-name="P10"><text:span text:style-name="T2">　</text:span><text:span text:style-name="T4"><text:text-input text:description="&lt;o.partner_id.name&gt;">o.partner_id.name</text:text-input></text:span><text:span text:style-name="T2">様</text:span></text:p>
            <text:p text:style-name="P11"><text:span text:style-name="T2"><text:text-input text:description="&lt;/when&gt;">&lt;/when&gt;</text:text-input></text:span></text:p>
            <text:p text:style-name="P11"><text:span text:style-name="T2"><text:text-input text:description="&lt;/choose&gt;">&lt;/choose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3" office:value-type="string">
            <text:p text:style-name="Table_20_Contents">〒 <text:text-input text:description="&lt;o.partner_id.zip&gt;">o.partner_id.zip</text:text-input></text:p>
          </table:table-cell>
          <table:covered-table-cell/>
          <table:covered-table-cell/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I4" table:number-columns-spanned="6" office:value-type="string">
            <text:p text:style-name="P3">株式会社　東洋機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office:value-type="string">
            <text:p text:style-name="Table_20_Contents">住所：</text:p>
          </table:table-cell>
          <table:table-cell table:style-name="表1.A1" table:number-columns-spanned="5" office:value-type="string">
            <text:p text:style-name="P7"><text:text-input text:description="&lt;o.partner_id.state_id.name&gt;">o.partner_id.state_id.name</text:text-input><text:text-input text:description="&lt;o.partner_id.city&gt;">o.partner_id.city</text:text-input><text:text-input text:description="&lt;o.partner_id.street2&gt;">o.partner_id.street2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大阪市浪速区桜川1-6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A1" table:number-columns-spanned="5" office:value-type="string">
            <text:p text:style-name="P7"><text:text-input text:description="&lt;o.partner_id.street&gt;">o.partner_id.street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TEL：06-6562-38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TEL：<text:text-input text:description="&lt;o.partner_id.phone&gt;">o.partner_id.phone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FAX：06-6562-377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FAX：<text:text-input text:description="&lt;o.partner_id.fax&gt;">o.partner_id.fax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>振込先 ：</text:p>
          </table:table-cell>
          <table:covered-table-cell/>
          <table:table-cell table:style-name="表1.A1" table:number-columns-spanned="4" office:value-type="string">
            <text:p text:style-name="Table_20_Contents"><text:text-input text:description="&lt;o.partner_id.payee_bank.bank_id.name&gt;">o.partner_id.payee_bank.bank_id.name</text:text-input>　<text:text-input text:description="&lt;o.partner_id.payee_bank.bank_id.branch&gt;">o.partner_id.payee_bank.bank_id.branch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Standard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4" office:value-type="string">
            <text:p text:style-name="P4"><text:text-input text:description="&lt;o.partner_id.payee_bank.acc_type&gt;">o.partner_id.payee_bank.acc_type</text:text-input>　<text:text-input text:description="&lt;o.partner_id.payee_bank.acc_number&gt;">o.partner_id.payee_bank.acc_number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振込手数料はご負担下さい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下記の通りご請求申し上げます。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2" table:number-columns-spanned="7" office:value-type="string">
            <text:p text:style-name="P6">摘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2" table:number-columns-spanned="2" office:value-type="string">
            <text:p text:style-name="P6">数量</text:p>
          </table:table-cell>
          <table:covered-table-cell/>
          <table:table-cell table:style-name="表1.A12" table:number-columns-spanned="3" office:value-type="string">
            <text:p text:style-name="P6">単価</text:p>
          </table:table-cell>
          <table:covered-table-cell/>
          <table:covered-table-cell/>
          <table:table-cell table:style-name="表1.M12" table:number-columns-spanned="2" office:value-type="string">
            <text:p text:style-name="P6">金額</text:p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one_order in objects&quot;&gt;">for each="one_order in object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invoice_line_ids in one_order.invoice_line_ids&quot;&gt;"/><text:text-input text:description="&lt;for each=&quot;invoice_line_ids in one_order.property_line_ids&quot;&gt;"/><text:text-input text:description="&lt;for each=&quot;property_line_ids in one_order.property_line_ids&quot;&gt;">&lt;for each="property_line_ids in one_order.property_line_ids"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7" office:value-type="string">
            <text:p text:style-name="Table_20_Contents"><text:text-input text:description="&lt;property_line_ids.completion_date&gt;">property_line_ids.completion_date</text:text-input>　<text:text-input text:description="&lt;property_line_ids.type_id&gt;">property_line_ids.type_id</text:text-input> <text:span text:style-name="T5">(</text:span><text:span text:style-name="T5"><text:text-input text:description="&lt;property_line_ids.purchase_number&gt;">property_line_ids.purchase_number</text:text-input></text:span><text:span text:style-name="T5">　</text:span><text:span text:style-name="T5"><text:text-input text:description="&lt;property_line_ids.property_id&gt;">property_line_ids.property_id</text:text-input>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H15" table:number-columns-spanned="2" office:value-type="string">
            <text:p text:style-name="P6">一式</text:p>
          </table:table-cell>
          <table:covered-table-cell/>
          <table:table-cell table:style-name="表1.A15" table:number-columns-spanned="3" office:value-type="string">
            <text:p text:style-name="P6"/>
          </table:table-cell>
          <table:covered-table-cell/>
          <table:covered-table-cell/>
          <table:table-cell table:style-name="表1.A13" table:number-columns-spanned="2" office:value-type="string">
            <text:p text:style-name="P6"/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12" office:value-type="string">
            <text:p text:style-name="P8">合　　　　　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3" table:number-columns-spanned="2" office:value-type="string">
            <text:p text:style-name="Table_20_Contents"><text:text-input text:description="&lt;formatLang(o.amount_untaxed, digits=0, grouping=True)&gt;">formatLang(o.amount_untaxed, digits=0, grouping=True)</text:text-input></text:p>
          </table:table-cell>
          <table:covered-table-cell/>
        </table:table-row>
        <table:table-row>
          <table:table-cell table:style-name="表1.A19" table:number-columns-spanned="2" office:value-type="string">
            <text:p text:style-name="Table_20_Contents"/>
          </table:table-cell>
          <table:covered-table-cell/>
          <table:table-cell table:style-name="表1.C19" office:value-type="string">
            <text:p text:style-name="P6"/>
          </table:table-cell>
          <table:table-cell table:style-name="表1.D19" table:number-columns-spanned="2" office:value-type="string">
            <text:p text:style-name="P6">消費税(８%)</text:p>
          </table:table-cell>
          <table:covered-table-cell/>
          <table:table-cell table:style-name="表1.F19" table:number-columns-spanned="3" office:value-type="string">
            <text:p text:style-name="Table_20_Contents"><text:text-input text:description="&lt;formatLang(o.amount_tax, digits=0, grouping=True)&gt;">formatLang(o.amount_tax, digits=0, grouping=True)</text:text-input></text:p>
          </table:table-cell>
          <table:covered-table-cell/>
          <table:covered-table-cell/>
          <table:table-cell table:style-name="表1.I19" table:number-columns-spanned="3" office:value-type="string">
            <text:p text:style-name="Standard"/>
          </table:table-cell>
          <table:covered-table-cell/>
          <table:covered-table-cell/>
          <table:table-cell table:style-name="表1.L19" table:number-columns-spanned="3" office:value-type="string">
            <text:p text:style-name="P9"><text:text-input text:description="&lt;formatLang(o.amount_total, digits=0, grouping=True)&gt;">formatLang(o.amount_total, digits=0, grouping=True)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1フロップデザイン" svg:font-family="01フロップデザイン" style:font-family-generic="moder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46:32.904000000</meta:creation-date>
    <dc:date>2017-06-28T14:46:08.326000000</dc:date>
    <meta:editing-duration>PT2H35M55S</meta:editing-duration>
    <meta:editing-cycles>10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41" meta:word-count="209" meta:character-count="1051" meta:non-whitespace-character-count="1015"/>
  </office:meta>
</office:document-meta>
</file>